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56.61pt"/>
    </style:style>
    <style:style style:name="co5" style:family="table-column">
      <style:table-column-properties fo:break-before="auto" style:column-width="28.54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15" style:family="table-cell" style:parent-style-name="Default">
      <style:map style:condition="is-true-formula(AND(NOT(ISBLANK([.E6])); [.G4]&gt;[.E6]))" style:apply-style-name="Bad" style:base-cell-address="Sheet1.E5"/>
    </style:style>
    <style:style style:name="ce16" style:family="table-cell" style:parent-style-name="Default">
      <style:map style:condition="is-true-formula(AND(NOT(ISBLANK([.F6])); [.F6]&lt;[.G5]))" style:apply-style-name="Bad" style:base-cell-address="Sheet1.F5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>
      <style:table-cell-properties fo:background-color="#dddddd"/>
    </style:style>
    <style:style style:name="ce7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#dddddd"/>
    </style:style>
    <style:style style:name="ce9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eeeee"/>
    </style:style>
    <style:style style:name="ce11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10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12"/>
          <table:table-cell table:formula="of:=SUM([.M3:.M100])" office:value-type="float" office:value="211.79" calcext:value-type="float">
            <text:p>211.7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ain (dB)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IP1dB</text:p>
          </table:table-cell>
          <table:table-cell table:style-name="ce1" office:value-type="string" calcext:value-type="string">
            <text:p>OP1dB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Cum Gain</text:p>
          </table:table-cell>
          <table:table-cell table:style-name="ce7" office:value-type="string" calcext:value-type="string">
            <text:p>Cum Gain Since RX</text:p>
          </table:table-cell>
          <table:table-cell table:style-name="ce9" office:value-type="string" calcext:value-type="string">
            <text:p>Noise Factor</text:p>
          </table:table-cell>
          <table:table-cell table:style-name="ce9" office:value-type="string" calcext:value-type="string">
            <text:p>Cum Noise Factor</text:p>
          </table:table-cell>
          <table:table-cell table:style-name="ce11" office:value-type="string" calcext:value-type="string">
            <text:p>Cum Noise Figure</text:p>
          </table:table-cell>
          <table:table-cell table:style-name="ce1" office:value-type="string" calcext:value-type="string">
            <text:p>Price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LMX2572RHAT</text:p>
          </table:table-cell>
          <table:table-cell office:value-type="string" calcext:value-type="string">
            <text:p>Synthesizer</text:p>
          </table:table-cell>
          <table:table-cell table:number-columns-repeated="4"/>
          <table:table-cell table:style-name="ce5" office:value-type="float" office:value="-1" calcext:value-type="float">
            <text:p>-1</text:p>
          </table:table-cell>
          <table:table-cell table:number-columns-repeated="5"/>
          <table:table-cell office:value-type="float" office:value="30.61" calcext:value-type="float">
            <text:p>30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FCN-5540+</text:p>
          </table:table-cell>
          <table:table-cell office:value-type="string" calcext:value-type="string">
            <text:p>Filter</text:p>
          </table:table-cell>
          <table:table-cell office:value-type="float" office:value="-2" calcext:value-type="float">
            <text:p>-2</text:p>
          </table:table-cell>
          <table:table-cell table:formula="of:=-[.C4]" office:value-type="float" office:value="2" calcext:value-type="float">
            <text:p>2</text:p>
          </table:table-cell>
          <table:table-cell table:number-columns-repeated="2"/>
          <table:table-cell table:formula="of:=[.G3]+[.C4]" office:value-type="float" office:value="-3" calcext:value-type="float">
            <text:p>-3</text:p>
          </table:table-cell>
          <table:table-cell table:formula="of:=[.H3]+[.C4]" office:value-type="float" office:value="-2" calcext:value-type="float">
            <text:p>-2</text:p>
          </table:table-cell>
          <table:table-cell table:number-columns-repeated="4"/>
          <table:table-cell office:value-type="float" office:value="5.8" calcext:value-type="float">
            <text:p>5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L5611ARKZ-R7</text:p>
          </table:table-cell>
          <table:table-cell office:value-type="string" calcext:value-type="string">
            <text:p>Gain block</text:p>
          </table:table-cell>
          <table:table-cell office:value-type="float" office:value="14.3" calcext:value-type="float">
            <text:p>14.3</text:p>
          </table:table-cell>
          <table:table-cell office:value-type="float" office:value="6" calcext:value-type="float">
            <text:p>6</text:p>
          </table:table-cell>
          <table:table-cell table:style-name="ce15"/>
          <table:table-cell table:style-name="ce16" office:value-type="float" office:value="12.8" calcext:value-type="float">
            <text:p>12.8</text:p>
          </table:table-cell>
          <table:table-cell table:formula="of:=[.G4]+[.C5]" office:value-type="float" office:value="11.3" calcext:value-type="float">
            <text:p>11.3</text:p>
          </table:table-cell>
          <table:table-cell table:formula="of:=[.H4]+[.C5]" office:value-type="float" office:value="12.3" calcext:value-type="float">
            <text:p>12.3</text:p>
          </table:table-cell>
          <table:table-cell table:number-columns-repeated="4"/>
          <table:table-cell office:value-type="float" office:value="12.05" calcext:value-type="float">
            <text:p>12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MC408LP3E</text:p>
          </table:table-cell>
          <table:table-cell office:value-type="string" calcext:value-type="string">
            <text:p>PA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5"/>
          <table:table-cell table:style-name="ce16" office:value-type="float" office:value="30" calcext:value-type="float">
            <text:p>30</text:p>
          </table:table-cell>
          <table:table-cell table:formula="of:=[.G5]+[.C6]" office:value-type="float" office:value="31.3" calcext:value-type="float">
            <text:p>31.3</text:p>
          </table:table-cell>
          <table:table-cell table:formula="of:=[.H5]+[.C6]" office:value-type="float" office:value="32.3" calcext:value-type="float">
            <text:p>32.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ables</text:p>
          </table:table-cell>
          <table:table-cell office:value-type="float" office:value="-3" calcext:value-type="float">
            <text:p>-3</text:p>
          </table:table-cell>
          <table:table-cell/>
          <table:table-cell table:style-name="ce15"/>
          <table:table-cell table:style-name="ce16"/>
          <table:table-cell table:formula="of:=[.G6]+[.C7]" office:value-type="float" office:value="28.3" calcext:value-type="float">
            <text:p>28.3</text:p>
          </table:table-cell>
          <table:table-cell table:formula="of:=[.H6]+[.C7]" office:value-type="float" office:value="29.3" calcext:value-type="float">
            <text:p>29.3</text:p>
          </table:table-cell>
          <table:table-cell table:number-columns-repeated="6"/>
          <table:table-cell table:style-name="ce1" office:value-type="string" calcext:value-type="string">
            <text:p>Frequency (GHz)</text:p>
          </table:table-cell>
          <table:table-cell table:style-name="ce12" office:value-type="float" office:value="5.9" calcext:value-type="float">
            <text:p>5.9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ntenna</text:p>
          </table:table-cell>
          <table:table-cell office:value-type="float" office:value="8" calcext:value-type="float">
            <text:p>8</text:p>
          </table:table-cell>
          <table:table-cell/>
          <table:table-cell table:style-name="ce15"/>
          <table:table-cell table:style-name="ce16"/>
          <table:table-cell table:formula="of:=[.G7]+[.C8]" office:value-type="float" office:value="36.3" calcext:value-type="float">
            <text:p>36.3</text:p>
          </table:table-cell>
          <table:table-cell table:formula="of:=[.H7]+[.C8]" office:value-type="float" office:value="37.3" calcext:value-type="float">
            <text:p>37.3</text:p>
          </table:table-cell>
          <table:table-cell table:number-columns-repeated="6"/>
          <table:table-cell table:style-name="ce1" office:value-type="string" calcext:value-type="string">
            <text:p>Range = (km)</text:p>
          </table:table-cell>
          <table:table-cell office:value-type="float" office:value="0.01" calcext:value-type="float">
            <text:p>0.0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ansmission</text:p>
          </table:table-cell>
          <table:table-cell table:style-name="ce2" table:formula="of:=20*LOG10((300000000/(1000000000*[.P7])) /(4*PI()*(1000*[.P8])))" office:value-type="float" office:value="-67.8588124188916" calcext:value-type="float">
            <text:p>-67.9</text:p>
          </table:table-cell>
          <table:table-cell/>
          <table:table-cell table:style-name="ce15"/>
          <table:table-cell table:style-name="ce16"/>
          <table:table-cell table:formula="of:=[.G8]+[.C9]" office:value-type="float" office:value="-31.5588124188916" calcext:value-type="float">
            <text:p>-31.5588124188916</text:p>
          </table:table-cell>
          <table:table-cell table:formula="of:=[.H8]+[.C9]" office:value-type="float" office:value="-30.5588124188916" calcext:value-type="float">
            <text:p>-30.558812418891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enna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style-name="ce16"/>
          <table:table-cell table:formula="of:=[.G9]+[.C10]" office:value-type="float" office:value="-29.4088124188916" calcext:value-type="float">
            <text:p>-29.4088124188916</text:p>
          </table:table-cell>
          <table:table-cell table:formula="of:=[.H9]+[.C10]" office:value-type="float" office:value="-28.4088124188916" calcext:value-type="float">
            <text:p>-28.4088124188916</text:p>
          </table:table-cell>
          <table:table-cell table:formula="of:=[.I9]*10^([.C10]/10)" office:value-type="float" office:value="1.64058977319954" calcext:value-type="float">
            <text:p>2</text:p>
          </table:table-cell>
          <table:table-cell table:formula="of:=10^([.D10]/10)" office:value-type="float" office:value="1" calcext:value-type="float">
            <text:p>1.00</text:p>
          </table:table-cell>
          <table:table-cell table:formula="of:=IF([.K9]=0;[.J10];[.K9]+([.J10]-1)/[.I9])" office:value-type="float" office:value="1" calcext:value-type="float">
            <text:p>1.00</text:p>
          </table:table-cell>
          <table:table-cell table:formula="of:=10*LOG10([.K10])" office:value-type="float" office:value="0" calcext:value-type="float">
            <text:p>0.00</text:p>
          </table:table-cell>
          <table:table-cell office:value-type="float" office:value="1.19" calcext:value-type="float">
            <text:p>1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Y65404-31</text:p>
          </table:table-cell>
          <table:table-cell office:value-type="string" calcext:value-type="string">
            <text:p>L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6"/>
          <table:table-cell table:formula="of:=[.G10]+[.C11]" office:value-type="float" office:value="-16.4088124188916" calcext:value-type="float">
            <text:p>-16.4088124188916</text:p>
          </table:table-cell>
          <table:table-cell table:formula="of:=[.H10]+[.C11]" office:value-type="float" office:value="-15.4088124188916" calcext:value-type="float">
            <text:p>-15.4088124188916</text:p>
          </table:table-cell>
          <table:table-cell table:formula="of:=[.I10]*10^([.C11]/10)" office:value-type="float" office:value="32.7340694878838" calcext:value-type="float">
            <text:p>33</text:p>
          </table:table-cell>
          <table:table-cell table:formula="of:=10^([.D11]/10)" office:value-type="float" office:value="1.25892541179417" calcext:value-type="float">
            <text:p>1.26</text:p>
          </table:table-cell>
          <table:table-cell table:formula="of:=IF([.K10]=0;[.J11];[.K10]+([.J11]-1)/[.I10])" office:value-type="float" office:value="1.15782459212165" calcext:value-type="float">
            <text:p>1.16</text:p>
          </table:table-cell>
          <table:table-cell table:formula="of:=10*LOG10([.K11])" office:value-type="float" office:value="0.6364276971628" calcext:value-type="float">
            <text:p>0.6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ilter</text:p>
          </table:table-cell>
          <table:table-cell office:value-type="float" office:value="-3" calcext:value-type="float">
            <text:p>-3</text:p>
          </table:table-cell>
          <table:table-cell table:formula="of:=-[.C12]" office:value-type="float" office:value="3" calcext:value-type="float">
            <text:p>3</text:p>
          </table:table-cell>
          <table:table-cell table:style-name="ce15"/>
          <table:table-cell table:style-name="ce16"/>
          <table:table-cell table:formula="of:=[.G11]+[.C12]" office:value-type="float" office:value="-19.4088124188916" calcext:value-type="float">
            <text:p>-19.4088124188916</text:p>
          </table:table-cell>
          <table:table-cell table:formula="of:=[.H11]+[.C12]" office:value-type="float" office:value="-18.4088124188916" calcext:value-type="float">
            <text:p>-18.4088124188916</text:p>
          </table:table-cell>
          <table:table-cell table:formula="of:=[.I11]*10^([.C12]/10)" office:value-type="float" office:value="16.4058977319954" calcext:value-type="float">
            <text:p>16</text:p>
          </table:table-cell>
          <table:table-cell table:formula="of:=10^([.D12]/10)" office:value-type="float" office:value="1.99526231496888" calcext:value-type="float">
            <text:p>2.00</text:p>
          </table:table-cell>
          <table:table-cell table:formula="of:=IF([.K11]=0;[.J12];[.K11]+([.J12]-1)/[.I11])" office:value-type="float" office:value="1.18822907071351" calcext:value-type="float">
            <text:p>1.19</text:p>
          </table:table-cell>
          <table:table-cell table:formula="of:=10*LOG10([.K12])" office:value-type="float" office:value="0.749001734370828" calcext:value-type="float">
            <text:p>0.75</text:p>
          </table:table-cell>
          <table:table-cell office:value-type="float" office:value="7.44" calcext:value-type="float">
            <text:p>7.44</text:p>
          </table:table-cell>
          <table:table-cell table:number-columns-repeated="2"/>
          <table:table-cell table:style-name="ce1" office:value-type="string" calcext:value-type="string">
            <text:p>Attenuators:</text:p>
          </table:table-cell>
          <table:table-cell office:value-type="float" office:value="32" calcext:value-type="float">
            <text:p>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E43711B-Z</text:p>
          </table:table-cell>
          <table:table-cell office:value-type="string" calcext:value-type="string">
            <text:p>Attenuator</text:p>
          </table:table-cell>
          <table:table-cell table:formula="of:=-2.4 - [.$Q$12]" office:value-type="float" office:value="-34.4" calcext:value-type="float">
            <text:p>-34.4</text:p>
          </table:table-cell>
          <table:table-cell table:formula="of:=-[.C13]" office:value-type="float" office:value="34.4" calcext:value-type="float">
            <text:p>34.4</text:p>
          </table:table-cell>
          <table:table-cell table:style-name="ce15" office:value-type="float" office:value="23" calcext:value-type="float">
            <text:p>23</text:p>
          </table:table-cell>
          <table:table-cell table:style-name="ce16"/>
          <table:table-cell table:formula="of:=[.G12]+[.C13]" office:value-type="float" office:value="-53.8088124188916" calcext:value-type="float">
            <text:p>-53.8088124188916</text:p>
          </table:table-cell>
          <table:table-cell table:formula="of:=[.H12]+[.C13]" office:value-type="float" office:value="-52.8088124188916" calcext:value-type="float">
            <text:p>-52.8088124188916</text:p>
          </table:table-cell>
          <table:table-cell table:formula="of:=[.I12]*10^([.C13]/10)" office:value-type="float" office:value="0.0059566214352901" calcext:value-type="float">
            <text:p>0</text:p>
          </table:table-cell>
          <table:table-cell table:formula="of:=10^([.D13]/10)" office:value-type="float" office:value="2754.22870333817" calcext:value-type="float">
            <text:p>2754.23</text:p>
          </table:table-cell>
          <table:table-cell table:formula="of:=IF([.K12]=0;[.J13];[.K12]+([.J13]-1)/[.I12])" office:value-type="float" office:value="169.007677193246" calcext:value-type="float">
            <text:p>169.01</text:p>
          </table:table-cell>
          <table:table-cell table:formula="of:=10*LOG10([.K13])" office:value-type="float" office:value="22.2790643293873" calcext:value-type="float">
            <text:p>22.28</text:p>
          </table:table-cell>
          <table:table-cell office:value-type="float" office:value="1.19" calcext:value-type="float">
            <text:p>1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Y65404-31</text:p>
          </table:table-cell>
          <table:table-cell office:value-type="string" calcext:value-type="string">
            <text:p>L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6"/>
          <table:table-cell table:formula="of:=[.G13]+[.C14]" office:value-type="float" office:value="-40.8088124188916" calcext:value-type="float">
            <text:p>-40.8088124188916</text:p>
          </table:table-cell>
          <table:table-cell table:formula="of:=[.H13]+[.C14]" office:value-type="float" office:value="-39.8088124188916" calcext:value-type="float">
            <text:p>-39.8088124188916</text:p>
          </table:table-cell>
          <table:table-cell table:formula="of:=[.I13]*10^([.C14]/10)" office:value-type="float" office:value="0.118850222743702" calcext:value-type="float">
            <text:p>0</text:p>
          </table:table-cell>
          <table:table-cell table:formula="of:=10^([.D14]/10)" office:value-type="float" office:value="1.25892541179417" calcext:value-type="float">
            <text:p>1.26</text:p>
          </table:table-cell>
          <table:table-cell table:formula="of:=IF([.K13]=0;[.J14];[.K13]+([.J14]-1)/[.I13])" office:value-type="float" office:value="212.476179364654" calcext:value-type="float">
            <text:p>212.48</text:p>
          </table:table-cell>
          <table:table-cell table:formula="of:=10*LOG10([.K14])" office:value-type="float" office:value="23.2731024850228" calcext:value-type="float">
            <text:p>23.27</text:p>
          </table:table-cell>
          <table:table-cell office:value-type="float" office:value="1.19" calcext:value-type="float">
            <text:p>1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Y65404-31</text:p>
          </table:table-cell>
          <table:table-cell office:value-type="string" calcext:value-type="string">
            <text:p>L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6"/>
          <table:table-cell table:formula="of:=[.G14]+[.C15]" office:value-type="float" office:value="-27.8088124188916" calcext:value-type="float">
            <text:p>-27.8088124188916</text:p>
          </table:table-cell>
          <table:table-cell table:formula="of:=[.H14]+[.C15]" office:value-type="float" office:value="-26.8088124188916" calcext:value-type="float">
            <text:p>-26.8088124188916</text:p>
          </table:table-cell>
          <table:table-cell table:formula="of:=[.I14]*10^([.C15]/10)" office:value-type="float" office:value="2.37137370566166" calcext:value-type="float">
            <text:p>2</text:p>
          </table:table-cell>
          <table:table-cell table:formula="of:=10^([.D15]/10)" office:value-type="float" office:value="1.25892541179417" calcext:value-type="float">
            <text:p>1.26</text:p>
          </table:table-cell>
          <table:table-cell table:formula="of:=IF([.K14]=0;[.J15];[.K14]+([.J15]-1)/[.I14])" office:value-type="float" office:value="214.654765199975" calcext:value-type="float">
            <text:p>214.65</text:p>
          </table:table-cell>
          <table:table-cell table:formula="of:=10*LOG10([.K15])" office:value-type="float" office:value="23.3174053398519" calcext:value-type="float">
            <text:p>23.32</text:p>
          </table:table-cell>
          <table:table-cell office:value-type="float" office:value="7.44" calcext:value-type="float">
            <text:p>7.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43711B-Z</text:p>
          </table:table-cell>
          <table:table-cell office:value-type="string" calcext:value-type="string">
            <text:p>Attenuator</text:p>
          </table:table-cell>
          <table:table-cell table:formula="of:=-2.4 - [.$Q$12]" office:value-type="float" office:value="-34.4" calcext:value-type="float">
            <text:p>-34.4</text:p>
          </table:table-cell>
          <table:table-cell table:formula="of:=-[.C16]" office:value-type="float" office:value="34.4" calcext:value-type="float">
            <text:p>34.4</text:p>
          </table:table-cell>
          <table:table-cell table:style-name="ce15" office:value-type="float" office:value="23" calcext:value-type="float">
            <text:p>23</text:p>
          </table:table-cell>
          <table:table-cell table:style-name="ce16"/>
          <table:table-cell table:formula="of:=[.G15]+[.C16]" office:value-type="float" office:value="-62.2088124188916" calcext:value-type="float">
            <text:p>-62.2088124188916</text:p>
          </table:table-cell>
          <table:table-cell table:formula="of:=[.H15]+[.C16]" office:value-type="float" office:value="-61.2088124188916" calcext:value-type="float">
            <text:p>-61.2088124188916</text:p>
          </table:table-cell>
          <table:table-cell table:formula="of:=[.I15]*10^([.C16]/10)" office:value-type="float" office:value="0.000860993752184601" calcext:value-type="float">
            <text:p>0</text:p>
          </table:table-cell>
          <table:table-cell table:formula="of:=10^([.D16]/10)" office:value-type="float" office:value="2754.22870333817" calcext:value-type="float">
            <text:p>2754.23</text:p>
          </table:table-cell>
          <table:table-cell table:formula="of:=IF([.K15]=0;[.J16];[.K15]+([.J16]-1)/[.I15])" office:value-type="float" office:value="1375.68168253689" calcext:value-type="float">
            <text:p>1375.68</text:p>
          </table:table-cell>
          <table:table-cell table:formula="of:=10*LOG10([.K16])" office:value-type="float" office:value="31.3851795460407" calcext:value-type="float">
            <text:p>31.39</text:p>
          </table:table-cell>
          <table:table-cell office:value-type="float" office:value="1.19" calcext:value-type="float">
            <text:p>1.19</text:p>
          </table:table-cell>
          <table:table-cell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SKY65404-31</text:p>
          </table:table-cell>
          <table:table-cell office:value-type="string" calcext:value-type="string">
            <text:p>L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6"/>
          <table:table-cell table:formula="of:=[.G16]+[.C17]" office:value-type="float" office:value="-49.2088124188916" calcext:value-type="float">
            <text:p>-49.2088124188916</text:p>
          </table:table-cell>
          <table:table-cell table:formula="of:=[.H16]+[.C17]" office:value-type="float" office:value="-48.2088124188916" calcext:value-type="float">
            <text:p>-48.2088124188916</text:p>
          </table:table-cell>
          <table:table-cell table:formula="of:=[.I16]*10^([.C17]/10)" office:value-type="float" office:value="0.0171790838715759" calcext:value-type="float">
            <text:p>0</text:p>
          </table:table-cell>
          <table:table-cell table:formula="of:=10^([.D17]/10)" office:value-type="float" office:value="1.25892541179417" calcext:value-type="float">
            <text:p>1.26</text:p>
          </table:table-cell>
          <table:table-cell table:formula="of:=IF([.K16]=0;[.J17];[.K16]+([.J17]-1)/[.I16])" office:value-type="float" office:value="1676.41024315326" calcext:value-type="float">
            <text:p>1676.41</text:p>
          </table:table-cell>
          <table:table-cell table:formula="of:=10*LOG10([.K17])" office:value-type="float" office:value="32.2438030578347" calcext:value-type="float">
            <text:p>32.24</text:p>
          </table:table-cell>
          <table:table-cell office:value-type="float" office:value="1.19" calcext:value-type="float">
            <text:p>1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KY65404-31</text:p>
          </table:table-cell>
          <table:table-cell office:value-type="string" calcext:value-type="string">
            <text:p>L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-4" calcext:value-type="float">
            <text:p>-4</text:p>
          </table:table-cell>
          <table:table-cell table:style-name="ce16"/>
          <table:table-cell table:formula="of:=[.G17]+[.C18]" office:value-type="float" office:value="-36.2088124188916" calcext:value-type="float">
            <text:p>-36.2088124188916</text:p>
          </table:table-cell>
          <table:table-cell table:formula="of:=[.H17]+[.C18]" office:value-type="float" office:value="-35.2088124188916" calcext:value-type="float">
            <text:p>-35.2088124188916</text:p>
          </table:table-cell>
          <table:table-cell table:formula="of:=[.I17]*10^([.C18]/10)" office:value-type="float" office:value="0.34276778654645" calcext:value-type="float">
            <text:p>0</text:p>
          </table:table-cell>
          <table:table-cell table:formula="of:=10^([.D18]/10)" office:value-type="float" office:value="1.25892541179417" calcext:value-type="float">
            <text:p>1.26</text:p>
          </table:table-cell>
          <table:table-cell table:formula="of:=IF([.K17]=0;[.J18];[.K17]+([.J18]-1)/[.I17])" office:value-type="float" office:value="1691.48237469007" calcext:value-type="float">
            <text:p>1691.48</text:p>
          </table:table-cell>
          <table:table-cell table:formula="of:=10*LOG10([.K18])" office:value-type="float" office:value="32.2826747678275" calcext:value-type="float">
            <text:p>32.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18]+[.C19]" office:value-type="float" office:value="-36.2088124188916" calcext:value-type="float">
            <text:p>-36.2088124188916</text:p>
          </table:table-cell>
          <table:table-cell table:formula="of:=[.H18]+[.C19]" office:value-type="float" office:value="-35.2088124188916" calcext:value-type="float">
            <text:p>-35.2088124188916</text:p>
          </table:table-cell>
          <table:table-cell table:formula="of:=[.I18]*10^([.C19]/10)" office:value-type="float" office:value="0.34276778654645" calcext:value-type="float">
            <text:p>0</text:p>
          </table:table-cell>
          <table:table-cell table:formula="of:=10^([.D19]/10)" office:value-type="float" office:value="1" calcext:value-type="float">
            <text:p>1.00</text:p>
          </table:table-cell>
          <table:table-cell table:formula="of:=IF([.K18]=0;[.J19];[.K18]+([.J19]-1)/[.I18])" office:value-type="float" office:value="1691.48237469007" calcext:value-type="float">
            <text:p>1691.48</text:p>
          </table:table-cell>
          <table:table-cell table:formula="of:=10*LOG10([.K19])" office:value-type="float" office:value="32.2826747678275" calcext:value-type="float">
            <text:p>32.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19]+[.C20]" office:value-type="float" office:value="-36.2088124188916" calcext:value-type="float">
            <text:p>-36.2088124188916</text:p>
          </table:table-cell>
          <table:table-cell table:formula="of:=[.H19]+[.C20]" office:value-type="float" office:value="-35.2088124188916" calcext:value-type="float">
            <text:p>-35.2088124188916</text:p>
          </table:table-cell>
          <table:table-cell table:formula="of:=[.I19]*10^([.C20]/10)" office:value-type="float" office:value="0.34276778654645" calcext:value-type="float">
            <text:p>0</text:p>
          </table:table-cell>
          <table:table-cell table:formula="of:=10^([.D20]/10)" office:value-type="float" office:value="1" calcext:value-type="float">
            <text:p>1.00</text:p>
          </table:table-cell>
          <table:table-cell table:formula="of:=IF([.K19]=0;[.J20];[.K19]+([.J20]-1)/[.I19])" office:value-type="float" office:value="1691.48237469007" calcext:value-type="float">
            <text:p>1691.48</text:p>
          </table:table-cell>
          <table:table-cell table:formula="of:=10*LOG10([.K20])" office:value-type="float" office:value="32.2826747678275" calcext:value-type="float">
            <text:p>32.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20]+[.C21]" office:value-type="float" office:value="-36.2088124188916" calcext:value-type="float">
            <text:p>-36.2088124188916</text:p>
          </table:table-cell>
          <table:table-cell table:formula="of:=[.H20]+[.C21]" office:value-type="float" office:value="-35.2088124188916" calcext:value-type="float">
            <text:p>-35.2088124188916</text:p>
          </table:table-cell>
          <table:table-cell table:formula="of:=[.I20]*10^([.C21]/10)" office:value-type="float" office:value="0.34276778654645" calcext:value-type="float">
            <text:p>0</text:p>
          </table:table-cell>
          <table:table-cell table:formula="of:=10^([.D21]/10)" office:value-type="float" office:value="1" calcext:value-type="float">
            <text:p>1.00</text:p>
          </table:table-cell>
          <table:table-cell table:formula="of:=IF([.K20]=0;[.J21];[.K20]+([.J21]-1)/[.I20])" office:value-type="float" office:value="1691.48237469007" calcext:value-type="float">
            <text:p>1691.48</text:p>
          </table:table-cell>
          <table:table-cell table:formula="of:=10*LOG10([.K21])" office:value-type="float" office:value="32.2826747678275" calcext:value-type="float">
            <text:p>32.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21]+[.C22]" office:value-type="float" office:value="-36.2088124188916" calcext:value-type="float">
            <text:p>-36.2088124188916</text:p>
          </table:table-cell>
          <table:table-cell table:formula="of:=[.H21]+[.C22]" office:value-type="float" office:value="-35.2088124188916" calcext:value-type="float">
            <text:p>-35.2088124188916</text:p>
          </table:table-cell>
          <table:table-cell table:formula="of:=[.I21]*10^([.C22]/10)" office:value-type="float" office:value="0.34276778654645" calcext:value-type="float">
            <text:p>0</text:p>
          </table:table-cell>
          <table:table-cell table:formula="of:=10^([.D22]/10)" office:value-type="float" office:value="1" calcext:value-type="float">
            <text:p>1.00</text:p>
          </table:table-cell>
          <table:table-cell table:formula="of:=IF([.K21]=0;[.J22];[.K21]+([.J22]-1)/[.I21])" office:value-type="float" office:value="1691.48237469007" calcext:value-type="float">
            <text:p>1691.48</text:p>
          </table:table-cell>
          <table:table-cell table:formula="of:=10*LOG10([.K22])" office:value-type="float" office:value="32.2826747678275" calcext:value-type="float">
            <text:p>32.28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22]+[.C23]" office:value-type="float" office:value="-36.2088124188916" calcext:value-type="float">
            <text:p>-36.2088124188916</text:p>
          </table:table-cell>
          <table:table-cell table:formula="of:=[.H22]+[.C23]" office:value-type="float" office:value="-35.2088124188916" calcext:value-type="float">
            <text:p>-35.2088124188916</text:p>
          </table:table-cell>
          <table:table-cell table:formula="of:=[.I22]*10^([.C23]/10)" office:value-type="float" office:value="0.34276778654645" calcext:value-type="float">
            <text:p>0</text:p>
          </table:table-cell>
          <table:table-cell table:formula="of:=10^([.D23]/10)" office:value-type="float" office:value="1" calcext:value-type="float">
            <text:p>1.00</text:p>
          </table:table-cell>
          <table:table-cell table:formula="of:=IF([.K22]=0;[.J23];[.K22]+([.J23]-1)/[.I22])" office:value-type="float" office:value="1691.48237469007" calcext:value-type="float">
            <text:p>1691.48</text:p>
          </table:table-cell>
          <table:table-cell table:formula="of:=10*LOG10([.K23])" office:value-type="float" office:value="32.2826747678275" calcext:value-type="float">
            <text:p>32.28</text:p>
          </table:table-cell>
          <table:table-cell office:value-type="float" office:value="142.5" calcext:value-type="float">
            <text:p>142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ALM-PLUTO</text:p>
          </table:table-cell>
          <table:table-cell office:value-type="string" calcext:value-type="string">
            <text:p>SDR</text:p>
          </table:table-cell>
          <table:table-cell office:value-type="float" office:value="74.5" calcext:value-type="float">
            <text:p>74.5</text:p>
          </table:table-cell>
          <table:table-cell office:value-type="float" office:value="3" calcext:value-type="float">
            <text:p>3</text:p>
          </table:table-cell>
          <table:table-cell table:style-name="ce15" office:value-type="float" office:value="-14" calcext:value-type="float">
            <text:p>-14</text:p>
          </table:table-cell>
          <table:table-cell table:style-name="ce16"/>
          <table:table-cell table:formula="of:=[.G23]+[.C24]" office:value-type="float" office:value="38.2911875811084" calcext:value-type="float">
            <text:p>38.2911875811084</text:p>
          </table:table-cell>
          <table:table-cell table:formula="of:=[.H23]+[.C24]" office:value-type="float" office:value="39.2911875811084" calcext:value-type="float">
            <text:p>39.2911875811084</text:p>
          </table:table-cell>
          <table:table-cell table:formula="of:=[.I23]*10^([.C24]/10)" office:value-type="float" office:value="9660508.78989814" calcext:value-type="float">
            <text:p>9660509</text:p>
          </table:table-cell>
          <table:table-cell table:formula="of:=10^([.D24]/10)" office:value-type="float" office:value="1.99526231496888" calcext:value-type="float">
            <text:p>2.00</text:p>
          </table:table-cell>
          <table:table-cell table:formula="of:=IF([.K23]=0;[.J24];[.K23]+([.J24]-1)/[.I23])" office:value-type="float" office:value="1694.38597985378" calcext:value-type="float">
            <text:p>1694.39</text:p>
          </table:table-cell>
          <table:table-cell table:formula="of:=10*LOG10([.K24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24]+[.C25]" office:value-type="float" office:value="38.2911875811084" calcext:value-type="float">
            <text:p>38.2911875811084</text:p>
          </table:table-cell>
          <table:table-cell table:formula="of:=[.H24]+[.C25]" office:value-type="float" office:value="39.2911875811084" calcext:value-type="float">
            <text:p>39.2911875811084</text:p>
          </table:table-cell>
          <table:table-cell table:formula="of:=[.I24]*10^([.C25]/10)" office:value-type="float" office:value="9660508.78989814" calcext:value-type="float">
            <text:p>9660509</text:p>
          </table:table-cell>
          <table:table-cell table:formula="of:=10^([.D25]/10)" office:value-type="float" office:value="1" calcext:value-type="float">
            <text:p>1.00</text:p>
          </table:table-cell>
          <table:table-cell table:formula="of:=IF([.K24]=0;[.J25];[.K24]+([.J25]-1)/[.I24])" office:value-type="float" office:value="1694.38597985378" calcext:value-type="float">
            <text:p>1694.39</text:p>
          </table:table-cell>
          <table:table-cell table:formula="of:=10*LOG10([.K25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25]+[.C26]" office:value-type="float" office:value="38.2911875811084" calcext:value-type="float">
            <text:p>38.2911875811084</text:p>
          </table:table-cell>
          <table:table-cell table:formula="of:=[.H25]+[.C26]" office:value-type="float" office:value="39.2911875811084" calcext:value-type="float">
            <text:p>39.2911875811084</text:p>
          </table:table-cell>
          <table:table-cell table:formula="of:=[.I25]*10^([.C26]/10)" office:value-type="float" office:value="9660508.78989814" calcext:value-type="float">
            <text:p>9660509</text:p>
          </table:table-cell>
          <table:table-cell table:formula="of:=10^([.D26]/10)" office:value-type="float" office:value="1" calcext:value-type="float">
            <text:p>1.00</text:p>
          </table:table-cell>
          <table:table-cell table:formula="of:=IF([.K25]=0;[.J26];[.K25]+([.J26]-1)/[.I25])" office:value-type="float" office:value="1694.38597985378" calcext:value-type="float">
            <text:p>1694.39</text:p>
          </table:table-cell>
          <table:table-cell table:formula="of:=10*LOG10([.K26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26]+[.C27]" office:value-type="float" office:value="38.2911875811084" calcext:value-type="float">
            <text:p>38.2911875811084</text:p>
          </table:table-cell>
          <table:table-cell table:formula="of:=[.H26]+[.C27]" office:value-type="float" office:value="39.2911875811084" calcext:value-type="float">
            <text:p>39.2911875811084</text:p>
          </table:table-cell>
          <table:table-cell table:formula="of:=[.I26]*10^([.C27]/10)" office:value-type="float" office:value="9660508.78989814" calcext:value-type="float">
            <text:p>9660509</text:p>
          </table:table-cell>
          <table:table-cell table:formula="of:=10^([.D27]/10)" office:value-type="float" office:value="1" calcext:value-type="float">
            <text:p>1.00</text:p>
          </table:table-cell>
          <table:table-cell table:formula="of:=IF([.K26]=0;[.J27];[.K26]+([.J27]-1)/[.I26])" office:value-type="float" office:value="1694.38597985378" calcext:value-type="float">
            <text:p>1694.39</text:p>
          </table:table-cell>
          <table:table-cell table:formula="of:=10*LOG10([.K27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27]+[.C28]" office:value-type="float" office:value="38.2911875811084" calcext:value-type="float">
            <text:p>38.2911875811084</text:p>
          </table:table-cell>
          <table:table-cell table:formula="of:=[.H27]+[.C28]" office:value-type="float" office:value="39.2911875811084" calcext:value-type="float">
            <text:p>39.2911875811084</text:p>
          </table:table-cell>
          <table:table-cell table:formula="of:=[.I27]*10^([.C28]/10)" office:value-type="float" office:value="9660508.78989814" calcext:value-type="float">
            <text:p>9660509</text:p>
          </table:table-cell>
          <table:table-cell table:formula="of:=10^([.D28]/10)" office:value-type="float" office:value="1" calcext:value-type="float">
            <text:p>1.00</text:p>
          </table:table-cell>
          <table:table-cell table:formula="of:=IF([.K27]=0;[.J28];[.K27]+([.J28]-1)/[.I27])" office:value-type="float" office:value="1694.38597985378" calcext:value-type="float">
            <text:p>1694.39</text:p>
          </table:table-cell>
          <table:table-cell table:formula="of:=10*LOG10([.K28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28]+[.C29]" office:value-type="float" office:value="38.2911875811084" calcext:value-type="float">
            <text:p>38.2911875811084</text:p>
          </table:table-cell>
          <table:table-cell table:formula="of:=[.H28]+[.C29]" office:value-type="float" office:value="39.2911875811084" calcext:value-type="float">
            <text:p>39.2911875811084</text:p>
          </table:table-cell>
          <table:table-cell table:formula="of:=[.I28]*10^([.C29]/10)" office:value-type="float" office:value="9660508.78989814" calcext:value-type="float">
            <text:p>9660509</text:p>
          </table:table-cell>
          <table:table-cell table:formula="of:=10^([.D29]/10)" office:value-type="float" office:value="1" calcext:value-type="float">
            <text:p>1.00</text:p>
          </table:table-cell>
          <table:table-cell table:formula="of:=IF([.K28]=0;[.J29];[.K28]+([.J29]-1)/[.I28])" office:value-type="float" office:value="1694.38597985378" calcext:value-type="float">
            <text:p>1694.39</text:p>
          </table:table-cell>
          <table:table-cell table:formula="of:=10*LOG10([.K29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29]+[.C30]" office:value-type="float" office:value="38.2911875811084" calcext:value-type="float">
            <text:p>38.2911875811084</text:p>
          </table:table-cell>
          <table:table-cell table:formula="of:=[.H29]+[.C30]" office:value-type="float" office:value="39.2911875811084" calcext:value-type="float">
            <text:p>39.2911875811084</text:p>
          </table:table-cell>
          <table:table-cell table:formula="of:=[.I29]*10^([.C30]/10)" office:value-type="float" office:value="9660508.78989814" calcext:value-type="float">
            <text:p>9660509</text:p>
          </table:table-cell>
          <table:table-cell table:formula="of:=10^([.D30]/10)" office:value-type="float" office:value="1" calcext:value-type="float">
            <text:p>1.00</text:p>
          </table:table-cell>
          <table:table-cell table:formula="of:=IF([.K29]=0;[.J30];[.K29]+([.J30]-1)/[.I29])" office:value-type="float" office:value="1694.38597985378" calcext:value-type="float">
            <text:p>1694.39</text:p>
          </table:table-cell>
          <table:table-cell table:formula="of:=10*LOG10([.K30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30]+[.C31]" office:value-type="float" office:value="38.2911875811084" calcext:value-type="float">
            <text:p>38.2911875811084</text:p>
          </table:table-cell>
          <table:table-cell table:formula="of:=[.H30]+[.C31]" office:value-type="float" office:value="39.2911875811084" calcext:value-type="float">
            <text:p>39.2911875811084</text:p>
          </table:table-cell>
          <table:table-cell table:formula="of:=[.I30]*10^([.C31]/10)" office:value-type="float" office:value="9660508.78989814" calcext:value-type="float">
            <text:p>9660509</text:p>
          </table:table-cell>
          <table:table-cell table:formula="of:=10^([.D31]/10)" office:value-type="float" office:value="1" calcext:value-type="float">
            <text:p>1.00</text:p>
          </table:table-cell>
          <table:table-cell table:formula="of:=IF([.K30]=0;[.J31];[.K30]+([.J31]-1)/[.I30])" office:value-type="float" office:value="1694.38597985378" calcext:value-type="float">
            <text:p>1694.39</text:p>
          </table:table-cell>
          <table:table-cell table:formula="of:=10*LOG10([.K31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31]+[.C32]" office:value-type="float" office:value="38.2911875811084" calcext:value-type="float">
            <text:p>38.2911875811084</text:p>
          </table:table-cell>
          <table:table-cell table:formula="of:=[.H31]+[.C32]" office:value-type="float" office:value="39.2911875811084" calcext:value-type="float">
            <text:p>39.2911875811084</text:p>
          </table:table-cell>
          <table:table-cell table:formula="of:=[.I31]*10^([.C32]/10)" office:value-type="float" office:value="9660508.78989814" calcext:value-type="float">
            <text:p>9660509</text:p>
          </table:table-cell>
          <table:table-cell table:formula="of:=10^([.D32]/10)" office:value-type="float" office:value="1" calcext:value-type="float">
            <text:p>1.00</text:p>
          </table:table-cell>
          <table:table-cell table:formula="of:=IF([.K31]=0;[.J32];[.K31]+([.J32]-1)/[.I31])" office:value-type="float" office:value="1694.38597985378" calcext:value-type="float">
            <text:p>1694.39</text:p>
          </table:table-cell>
          <table:table-cell table:formula="of:=10*LOG10([.K32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32]+[.C33]" office:value-type="float" office:value="38.2911875811084" calcext:value-type="float">
            <text:p>38.2911875811084</text:p>
          </table:table-cell>
          <table:table-cell table:formula="of:=[.H32]+[.C33]" office:value-type="float" office:value="39.2911875811084" calcext:value-type="float">
            <text:p>39.2911875811084</text:p>
          </table:table-cell>
          <table:table-cell table:formula="of:=[.I32]*10^([.C33]/10)" office:value-type="float" office:value="9660508.78989814" calcext:value-type="float">
            <text:p>9660509</text:p>
          </table:table-cell>
          <table:table-cell table:formula="of:=10^([.D33]/10)" office:value-type="float" office:value="1" calcext:value-type="float">
            <text:p>1.00</text:p>
          </table:table-cell>
          <table:table-cell table:formula="of:=IF([.K32]=0;[.J33];[.K32]+([.J33]-1)/[.I32])" office:value-type="float" office:value="1694.38597985378" calcext:value-type="float">
            <text:p>1694.39</text:p>
          </table:table-cell>
          <table:table-cell table:formula="of:=10*LOG10([.K33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33]+[.C34]" office:value-type="float" office:value="38.2911875811084" calcext:value-type="float">
            <text:p>38.2911875811084</text:p>
          </table:table-cell>
          <table:table-cell table:formula="of:=[.H33]+[.C34]" office:value-type="float" office:value="39.2911875811084" calcext:value-type="float">
            <text:p>39.2911875811084</text:p>
          </table:table-cell>
          <table:table-cell table:formula="of:=[.I33]*10^([.C34]/10)" office:value-type="float" office:value="9660508.78989814" calcext:value-type="float">
            <text:p>9660509</text:p>
          </table:table-cell>
          <table:table-cell table:formula="of:=10^([.D34]/10)" office:value-type="float" office:value="1" calcext:value-type="float">
            <text:p>1.00</text:p>
          </table:table-cell>
          <table:table-cell table:formula="of:=IF([.K33]=0;[.J34];[.K33]+([.J34]-1)/[.I33])" office:value-type="float" office:value="1694.38597985378" calcext:value-type="float">
            <text:p>1694.39</text:p>
          </table:table-cell>
          <table:table-cell table:formula="of:=10*LOG10([.K34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34]+[.C35]" office:value-type="float" office:value="38.2911875811084" calcext:value-type="float">
            <text:p>38.2911875811084</text:p>
          </table:table-cell>
          <table:table-cell table:formula="of:=[.H34]+[.C35]" office:value-type="float" office:value="39.2911875811084" calcext:value-type="float">
            <text:p>39.2911875811084</text:p>
          </table:table-cell>
          <table:table-cell table:formula="of:=[.I34]*10^([.C35]/10)" office:value-type="float" office:value="9660508.78989814" calcext:value-type="float">
            <text:p>9660509</text:p>
          </table:table-cell>
          <table:table-cell table:formula="of:=10^([.D35]/10)" office:value-type="float" office:value="1" calcext:value-type="float">
            <text:p>1.00</text:p>
          </table:table-cell>
          <table:table-cell table:formula="of:=IF([.K34]=0;[.J35];[.K34]+([.J35]-1)/[.I34])" office:value-type="float" office:value="1694.38597985378" calcext:value-type="float">
            <text:p>1694.39</text:p>
          </table:table-cell>
          <table:table-cell table:formula="of:=10*LOG10([.K35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35]+[.C36]" office:value-type="float" office:value="38.2911875811084" calcext:value-type="float">
            <text:p>38.2911875811084</text:p>
          </table:table-cell>
          <table:table-cell table:formula="of:=[.H35]+[.C36]" office:value-type="float" office:value="39.2911875811084" calcext:value-type="float">
            <text:p>39.2911875811084</text:p>
          </table:table-cell>
          <table:table-cell table:formula="of:=[.I35]*10^([.C36]/10)" office:value-type="float" office:value="9660508.78989814" calcext:value-type="float">
            <text:p>9660509</text:p>
          </table:table-cell>
          <table:table-cell table:formula="of:=10^([.D36]/10)" office:value-type="float" office:value="1" calcext:value-type="float">
            <text:p>1.00</text:p>
          </table:table-cell>
          <table:table-cell table:formula="of:=IF([.K35]=0;[.J36];[.K35]+([.J36]-1)/[.I35])" office:value-type="float" office:value="1694.38597985378" calcext:value-type="float">
            <text:p>1694.39</text:p>
          </table:table-cell>
          <table:table-cell table:formula="of:=10*LOG10([.K36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36]+[.C37]" office:value-type="float" office:value="38.2911875811084" calcext:value-type="float">
            <text:p>38.2911875811084</text:p>
          </table:table-cell>
          <table:table-cell table:formula="of:=[.H36]+[.C37]" office:value-type="float" office:value="39.2911875811084" calcext:value-type="float">
            <text:p>39.2911875811084</text:p>
          </table:table-cell>
          <table:table-cell table:formula="of:=[.I36]*10^([.C37]/10)" office:value-type="float" office:value="9660508.78989814" calcext:value-type="float">
            <text:p>9660509</text:p>
          </table:table-cell>
          <table:table-cell table:formula="of:=10^([.D37]/10)" office:value-type="float" office:value="1" calcext:value-type="float">
            <text:p>1.00</text:p>
          </table:table-cell>
          <table:table-cell table:formula="of:=IF([.K36]=0;[.J37];[.K36]+([.J37]-1)/[.I36])" office:value-type="float" office:value="1694.38597985378" calcext:value-type="float">
            <text:p>1694.39</text:p>
          </table:table-cell>
          <table:table-cell table:formula="of:=10*LOG10([.K37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37]+[.C38]" office:value-type="float" office:value="38.2911875811084" calcext:value-type="float">
            <text:p>38.2911875811084</text:p>
          </table:table-cell>
          <table:table-cell table:formula="of:=[.H37]+[.C38]" office:value-type="float" office:value="39.2911875811084" calcext:value-type="float">
            <text:p>39.2911875811084</text:p>
          </table:table-cell>
          <table:table-cell table:formula="of:=[.I37]*10^([.C38]/10)" office:value-type="float" office:value="9660508.78989814" calcext:value-type="float">
            <text:p>9660509</text:p>
          </table:table-cell>
          <table:table-cell table:formula="of:=10^([.D38]/10)" office:value-type="float" office:value="1" calcext:value-type="float">
            <text:p>1.00</text:p>
          </table:table-cell>
          <table:table-cell table:formula="of:=IF([.K37]=0;[.J38];[.K37]+([.J38]-1)/[.I37])" office:value-type="float" office:value="1694.38597985378" calcext:value-type="float">
            <text:p>1694.39</text:p>
          </table:table-cell>
          <table:table-cell table:formula="of:=10*LOG10([.K38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38]+[.C39]" office:value-type="float" office:value="38.2911875811084" calcext:value-type="float">
            <text:p>38.2911875811084</text:p>
          </table:table-cell>
          <table:table-cell table:formula="of:=[.H38]+[.C39]" office:value-type="float" office:value="39.2911875811084" calcext:value-type="float">
            <text:p>39.2911875811084</text:p>
          </table:table-cell>
          <table:table-cell table:formula="of:=[.I38]*10^([.C39]/10)" office:value-type="float" office:value="9660508.78989814" calcext:value-type="float">
            <text:p>9660509</text:p>
          </table:table-cell>
          <table:table-cell table:formula="of:=10^([.D39]/10)" office:value-type="float" office:value="1" calcext:value-type="float">
            <text:p>1.00</text:p>
          </table:table-cell>
          <table:table-cell table:formula="of:=IF([.K38]=0;[.J39];[.K38]+([.J39]-1)/[.I38])" office:value-type="float" office:value="1694.38597985378" calcext:value-type="float">
            <text:p>1694.39</text:p>
          </table:table-cell>
          <table:table-cell table:formula="of:=10*LOG10([.K39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39]+[.C40]" office:value-type="float" office:value="38.2911875811084" calcext:value-type="float">
            <text:p>38.2911875811084</text:p>
          </table:table-cell>
          <table:table-cell table:formula="of:=[.H39]+[.C40]" office:value-type="float" office:value="39.2911875811084" calcext:value-type="float">
            <text:p>39.2911875811084</text:p>
          </table:table-cell>
          <table:table-cell table:formula="of:=[.I39]*10^([.C40]/10)" office:value-type="float" office:value="9660508.78989814" calcext:value-type="float">
            <text:p>9660509</text:p>
          </table:table-cell>
          <table:table-cell table:formula="of:=10^([.D40]/10)" office:value-type="float" office:value="1" calcext:value-type="float">
            <text:p>1.00</text:p>
          </table:table-cell>
          <table:table-cell table:formula="of:=IF([.K39]=0;[.J40];[.K39]+([.J40]-1)/[.I39])" office:value-type="float" office:value="1694.38597985378" calcext:value-type="float">
            <text:p>1694.39</text:p>
          </table:table-cell>
          <table:table-cell table:formula="of:=10*LOG10([.K40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40]+[.C41]" office:value-type="float" office:value="38.2911875811084" calcext:value-type="float">
            <text:p>38.2911875811084</text:p>
          </table:table-cell>
          <table:table-cell table:formula="of:=[.H40]+[.C41]" office:value-type="float" office:value="39.2911875811084" calcext:value-type="float">
            <text:p>39.2911875811084</text:p>
          </table:table-cell>
          <table:table-cell table:formula="of:=[.I40]*10^([.C41]/10)" office:value-type="float" office:value="9660508.78989814" calcext:value-type="float">
            <text:p>9660509</text:p>
          </table:table-cell>
          <table:table-cell table:formula="of:=10^([.D41]/10)" office:value-type="float" office:value="1" calcext:value-type="float">
            <text:p>1.00</text:p>
          </table:table-cell>
          <table:table-cell table:formula="of:=IF([.K40]=0;[.J41];[.K40]+([.J41]-1)/[.I40])" office:value-type="float" office:value="1694.38597985378" calcext:value-type="float">
            <text:p>1694.39</text:p>
          </table:table-cell>
          <table:table-cell table:formula="of:=10*LOG10([.K41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5"/>
          <table:table-cell table:style-name="ce16"/>
          <table:table-cell table:formula="of:=[.G41]+[.C42]" office:value-type="float" office:value="38.2911875811084" calcext:value-type="float">
            <text:p>38.2911875811084</text:p>
          </table:table-cell>
          <table:table-cell table:formula="of:=[.H41]+[.C42]" office:value-type="float" office:value="39.2911875811084" calcext:value-type="float">
            <text:p>39.2911875811084</text:p>
          </table:table-cell>
          <table:table-cell table:formula="of:=[.I41]*10^([.C42]/10)" office:value-type="float" office:value="9660508.78989814" calcext:value-type="float">
            <text:p>9660509</text:p>
          </table:table-cell>
          <table:table-cell table:formula="of:=10^([.D42]/10)" office:value-type="float" office:value="1" calcext:value-type="float">
            <text:p>1.00</text:p>
          </table:table-cell>
          <table:table-cell table:formula="of:=IF([.K41]=0;[.J42];[.K41]+([.J42]-1)/[.I41])" office:value-type="float" office:value="1694.38597985378" calcext:value-type="float">
            <text:p>1694.39</text:p>
          </table:table-cell>
          <table:table-cell table:formula="of:=10*LOG10([.K42])" office:value-type="float" office:value="32.2901234922155" calcext:value-type="float">
            <text:p>32.29</text:p>
          </table:table-cell>
          <table:table-cell table:number-columns-repeated="1012"/>
        </table:table-row>
        <table:table-row table:style-name="ro1" table:number-rows-repeated="58">
          <table:table-cell table:number-columns-repeated="4"/>
          <table:table-cell table:style-name="ce15"/>
          <table:table-cell table:style-name="ce16"/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5:Sheet1.E100">
            <calcext:condition calcext:apply-style-name="Bad" calcext:value="formula-is(AND(NOT(ISBLANK([.E6])); [.G4]&gt;[.E6]))" calcext:base-cell-address="Sheet1.E5"/>
          </calcext:conditional-format>
          <calcext:conditional-format calcext:target-range-address="Sheet1.F5:Sheet1.F100">
            <calcext:condition calcext:apply-style-name="Bad" calcext:value="formula-is(AND(NOT(ISBLANK([.F6])); [.F6]&lt;[.G5]))" calcext:base-cell-address="Sheet1.F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20:34:45.223407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01:40.786085228</meta:creation-date>
    <meta:generator>LibreOffice/6.2.8.2$Linux_X86_64 LibreOffice_project/20$Build-2</meta:generator>
    <dc:date>2020-01-23T20:52:45.645816961</dc:date>
    <meta:editing-duration>PT1H26M52S</meta:editing-duration>
    <meta:editing-cycles>33</meta:editing-cycles>
    <meta:document-statistic meta:table-count="1" meta:cell-count="310" meta:object-count="0"/>
  </office:meta>
</office:document-meta>
</file>